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Parallel</text:p>
          </table:table-cell>
          <table:table-cell office:value-type="string" calcext:value-type="string">
            <text:p>Lab 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efix Sum</text:p>
          </table:table-cell>
          <table:table-cell table:number-columns-repeated="4"/>
          <table:table-cell office:value-type="string" calcext:value-type="string">
            <text:p>Quick Hull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string" calcext:value-type="string">
            <text:p>344 by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llel Element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arallel Element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[.C6]/[.B6]" office:value-type="float" office:value="1" calcext:value-type="float">
            <text:p>1</text:p>
          </table:table-cell>
          <table:table-cell office:value-type="float" office:value="0.0149" calcext:value-type="float">
            <text:p>0.014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6]/[.J6]" office:value-type="float" office:value="1" calcext:value-type="float">
            <text:p>1</text:p>
          </table:table-cell>
          <table:table-cell table:formula="of:=[.H6]/[.G6]" office:value-type="float" office:value="1" calcext:value-type="float">
            <text:p>1</text:p>
          </table:table-cell>
          <table:table-cell office:value-type="float" office:value="0.00019" calcext:value-type="float">
            <text:p>0.0001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E6]/[.E7]" office:value-type="float" office:value="1.15503875968992" calcext:value-type="float">
            <text:p>1.15503875968992</text:p>
          </table:table-cell>
          <table:table-cell table:formula="of:=[.C7]/[.B7]" office:value-type="float" office:value="0.577519379844961" calcext:value-type="float">
            <text:p>0.577519379844961</text:p>
          </table:table-cell>
          <table:table-cell office:value-type="float" office:value="0.0129" calcext:value-type="float">
            <text:p>0.012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6]/[.J7]" office:value-type="float" office:value="0.243589743589744" calcext:value-type="float">
            <text:p>0.243589743589744</text:p>
          </table:table-cell>
          <table:table-cell table:formula="of:=[.H7]/[.G7]" office:value-type="float" office:value="0.121794871794872" calcext:value-type="float">
            <text:p>0.121794871794872</text:p>
          </table:table-cell>
          <table:table-cell office:value-type="float" office:value="0.00078" calcext:value-type="float">
            <text:p>0.0007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E6]/[.E8]" office:value-type="float" office:value="1.35454545454545" calcext:value-type="float">
            <text:p>1.35454545454545</text:p>
          </table:table-cell>
          <table:table-cell table:formula="of:=[.C8]/[.B8]" office:value-type="float" office:value="0.338636363636364" calcext:value-type="float">
            <text:p>0.338636363636364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6]/[.J8]" office:value-type="float" office:value="0.0141791044776119" calcext:value-type="float">
            <text:p>0.014179104477612</text:p>
          </table:table-cell>
          <table:table-cell table:formula="of:=[.H8]/[.G8]" office:value-type="float" office:value="0.00354477611940298" calcext:value-type="float">
            <text:p>0.003544776119403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E6]/[.E9]" office:value-type="float" office:value="1.29565217391304" calcext:value-type="float">
            <text:p>1.29565217391304</text:p>
          </table:table-cell>
          <table:table-cell table:formula="of:=[.C9]/[.B9]" office:value-type="float" office:value="0.16195652173913" calcext:value-type="float">
            <text:p>0.16195652173913</text:p>
          </table:table-cell>
          <table:table-cell office:value-type="float" office:value="0.0115" calcext:value-type="float">
            <text:p>0.011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6]/[.J9]" office:value-type="float" office:value="0.327586206896552" calcext:value-type="float">
            <text:p>0.327586206896552</text:p>
          </table:table-cell>
          <table:table-cell table:formula="of:=[.H9]/[.G9]" office:value-type="float" office:value="0.040948275862069" calcext:value-type="float">
            <text:p>0.040948275862069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E6]/[.E10]" office:value-type="float" office:value="1.01360544217687" calcext:value-type="float">
            <text:p>1.01360544217687</text:p>
          </table:table-cell>
          <table:table-cell table:formula="of:=[.C10]/[.B10]" office:value-type="float" office:value="0.0633503401360544" calcext:value-type="float">
            <text:p>0.063350340136055</text:p>
          </table:table-cell>
          <table:table-cell office:value-type="float" office:value="0.0147" calcext:value-type="float">
            <text:p>0.014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J6]/[.J10]" office:value-type="float" office:value="0.12751677852349" calcext:value-type="float">
            <text:p>0.12751677852349</text:p>
          </table:table-cell>
          <table:table-cell table:formula="of:=[.H10]/[.G10]" office:value-type="float" office:value="0.00796979865771812" calcext:value-type="float">
            <text:p>0.007969798657718</text:p>
          </table:table-cell>
          <table:table-cell office:value-type="float" office:value="0.00149" calcext:value-type="float">
            <text:p>0.0014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float" office:value="100000000" calcext:value-type="float">
            <text:p>100000000</text:p>
          </table:table-cell>
          <table:table-cell table:number-columns-repeated="4"/>
          <table:table-cell office:value-type="string" calcext:value-type="string">
            <text:p>274 KB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E14]/[.E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.371" calcext:value-type="float">
            <text:p>1.37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4]/[.J14]" office:value-type="float" office:value="1" calcext:value-type="float">
            <text:p>1</text:p>
          </table:table-cell>
          <table:table-cell table:formula="of:=[.H14]/[.G14]"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E14]/[.E15]" office:value-type="float" office:value="1.39187817258883" calcext:value-type="float">
            <text:p>1.39187817258883</text:p>
          </table:table-cell>
          <table:table-cell table:formula="of:=[.C15]/[.B15]" office:value-type="float" office:value="0.695939086294416" calcext:value-type="float">
            <text:p>0.695939086294416</text:p>
          </table:table-cell>
          <table:table-cell office:value-type="float" office:value="0.985" calcext:value-type="float">
            <text:p>0.98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4]/[.J15]" office:value-type="float" office:value="1.29166666666667" calcext:value-type="float">
            <text:p>1.29166666666667</text:p>
          </table:table-cell>
          <table:table-cell table:formula="of:=[.H15]/[.G15]" office:value-type="float" office:value="0.645833333333333" calcext:value-type="float">
            <text:p>0.645833333333333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E14]/[.E16]" office:value-type="float" office:value="1.428125" calcext:value-type="float">
            <text:p>1.428125</text:p>
          </table:table-cell>
          <table:table-cell table:formula="of:=[.C16]/[.B16]" office:value-type="float" office:value="0.35703125" calcext:value-type="float">
            <text:p>0.35703125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4]/[.J16]" office:value-type="float" office:value="1.2156862745098" calcext:value-type="float">
            <text:p>1.2156862745098</text:p>
          </table:table-cell>
          <table:table-cell table:formula="of:=[.H16]/[.G16]" office:value-type="float" office:value="0.303921568627451" calcext:value-type="float">
            <text:p>0.303921568627451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E14]/[.E17]" office:value-type="float" office:value="1.4844088349935" calcext:value-type="float">
            <text:p>1.4844088349935</text:p>
          </table:table-cell>
          <table:table-cell table:formula="of:=[.C17]/[.B17]" office:value-type="float" office:value="0.185551104374188" calcext:value-type="float">
            <text:p>0.185551104374188</text:p>
          </table:table-cell>
          <table:table-cell office:value-type="float" office:value="0.9236" calcext:value-type="float">
            <text:p>0.923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14]/[.J17]" office:value-type="float" office:value="1.2015503875969" calcext:value-type="float">
            <text:p>1.2015503875969</text:p>
          </table:table-cell>
          <table:table-cell table:formula="of:=[.H17]/[.G17]" office:value-type="float" office:value="0.150193798449612" calcext:value-type="float">
            <text:p>0.150193798449612</text:p>
          </table:table-cell>
          <table:table-cell office:value-type="float" office:value="0.0516" calcext:value-type="float">
            <text:p>0.05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E14]/[.E18]" office:value-type="float" office:value="1.34411764705882" calcext:value-type="float">
            <text:p>1.34411764705882</text:p>
          </table:table-cell>
          <table:table-cell table:formula="of:=[.C18]/[.B18]" office:value-type="float" office:value="0.0840073529411765" calcext:value-type="float">
            <text:p>0.084007352941177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J14]/[.J18]" office:value-type="float" office:value="1.24" calcext:value-type="float">
            <text:p>1.24</text:p>
          </table:table-cell>
          <table:table-cell table:formula="of:=[.H18]/[.G18]" office:value-type="float" office:value="0.0775" calcext:value-type="float">
            <text:p>0.077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250000000" calcext:value-type="float">
            <text:p>250000000</text:p>
          </table:table-cell>
          <table:table-cell table:number-columns-repeated="4"/>
          <table:table-cell office:value-type="string" calcext:value-type="string">
            <text:p>26 MB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E21]/[.E21]" office:value-type="float" office:value="1" calcext:value-type="float">
            <text:p>1</text:p>
          </table:table-cell>
          <table:table-cell table:formula="of:=[.C21]/[.B21]"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21]/[.J21]" office:value-type="float" office:value="1" calcext:value-type="float">
            <text:p>1</text:p>
          </table:table-cell>
          <table:table-cell table:formula="of:=[.H21]/[.G21]" office:value-type="float" office:value="1" calcext:value-type="float">
            <text:p>1</text:p>
          </table:table-cell>
          <table:table-cell office:value-type="float" office:value="3.245" calcext:value-type="float">
            <text:p>3.2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E21]/[.E22]" office:value-type="float" office:value="1.39344262295082" calcext:value-type="float">
            <text:p>1.39344262295082</text:p>
          </table:table-cell>
          <table:table-cell table:formula="of:=[.C22]/[.B22]" office:value-type="float" office:value="0.69672131147541" calcext:value-type="float">
            <text:p>0.69672131147541</text:p>
          </table:table-cell>
          <table:table-cell office:value-type="float" office:value="2.44" calcext:value-type="float">
            <text:p>2.4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21]/[.J22]" office:value-type="float" office:value="1.34647302904564" calcext:value-type="float">
            <text:p>1.34647302904564</text:p>
          </table:table-cell>
          <table:table-cell table:formula="of:=[.H22]/[.G22]" office:value-type="float" office:value="0.673236514522822" calcext:value-type="float">
            <text:p>0.67323651452282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E21]/[.E23]" office:value-type="float" office:value="1.47890387124837" calcext:value-type="float">
            <text:p>1.47890387124837</text:p>
          </table:table-cell>
          <table:table-cell table:formula="of:=[.C23]/[.B23]" office:value-type="float" office:value="0.369725967812092" calcext:value-type="float">
            <text:p>0.369725967812092</text:p>
          </table:table-cell>
          <table:table-cell office:value-type="float" office:value="2.299" calcext:value-type="float">
            <text:p>2.29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21]/[.J23]" office:value-type="float" office:value="1.34090909090909" calcext:value-type="float">
            <text:p>1.34090909090909</text:p>
          </table:table-cell>
          <table:table-cell table:formula="of:=[.H23]/[.G23]" office:value-type="float" office:value="0.335227272727273" calcext:value-type="float">
            <text:p>0.335227272727273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E21]/[.E24]" office:value-type="float" office:value="1.47186147186147" calcext:value-type="float">
            <text:p>1.47186147186147</text:p>
          </table:table-cell>
          <table:table-cell table:formula="of:=[.C24]/[.B24]" office:value-type="float" office:value="0.183982683982684" calcext:value-type="float">
            <text:p>0.183982683982684</text:p>
          </table:table-cell>
          <table:table-cell office:value-type="float" office:value="2.31" calcext:value-type="float">
            <text:p>2.3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21]/[.J24]" office:value-type="float" office:value="1.33759274525969" calcext:value-type="float">
            <text:p>1.33759274525969</text:p>
          </table:table-cell>
          <table:table-cell table:formula="of:=[.H24]/[.G24]" office:value-type="float" office:value="0.167199093157461" calcext:value-type="float">
            <text:p>0.167199093157461</text:p>
          </table:table-cell>
          <table:table-cell office:value-type="float" office:value="2.426" calcext:value-type="float">
            <text:p>2.4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E21]/[.E25]" office:value-type="float" office:value="1.43763213530655" calcext:value-type="float">
            <text:p>1.43763213530655</text:p>
          </table:table-cell>
          <table:table-cell table:formula="of:=[.C25]/[.B25]" office:value-type="float" office:value="0.0898520084566596" calcext:value-type="float">
            <text:p>0.08985200845666</text:p>
          </table:table-cell>
          <table:table-cell office:value-type="float" office:value="2.365" calcext:value-type="float">
            <text:p>2.3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J21]/[.J25]" office:value-type="float" office:value="1.31749898497767" calcext:value-type="float">
            <text:p>1.31749898497767</text:p>
          </table:table-cell>
          <table:table-cell table:formula="of:=[.H25]/[.G25]" office:value-type="float" office:value="0.0823436865611043" calcext:value-type="float">
            <text:p>0.082343686561104</text:p>
          </table:table-cell>
          <table:table-cell office:value-type="float" office:value="2.463" calcext:value-type="float">
            <text:p>2.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2:27:44.588205963</meta:creation-date>
    <dc:date>2018-02-26T23:36:39.391079443</dc:date>
    <meta:editing-duration>PT8M23S</meta:editing-duration>
    <meta:editing-cycles>1</meta:editing-cycles>
    <meta:document-statistic meta:table-count="1" meta:cell-count="138" meta:object-count="0"/>
    <meta:generator>LibreOffice/5.4.4.2$Linux_X86_64 LibreOffice_project/40m0$Build-2</meta:generator>
  </office:meta>
</office:document-meta>
</file>